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</table:table-row>
        <table:table-row table:style-name="ro1">
          <table:table-cell/>
          <table:table-cell office:value-type="float" office:value="0.00004" calcext:value-type="float">
            <text:p>0.00004</text:p>
          </table:table-cell>
          <table:table-cell office:value-type="float" office:value="-0.9999" calcext:value-type="float">
            <text:p>-0.9999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.00031" calcext:value-type="float">
            <text:p>0.00031</text:p>
          </table:table-cell>
          <table:table-cell office:value-type="float" office:value="-0.99992" calcext:value-type="float">
            <text:p>-0.99992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.00005" calcext:value-type="float">
            <text:p>0.00005</text:p>
          </table:table-cell>
          <table:table-cell office:value-type="float" office:value="-0.9999" calcext:value-type="float">
            <text:p>-0.9999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-0.00033" calcext:value-type="float">
            <text:p>-0.00033</text:p>
          </table:table-cell>
          <table:table-cell office:value-type="float" office:value="-0.99996" calcext:value-type="float">
            <text:p>-0.99996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1.88755" calcext:value-type="float">
            <text:p>1.88755</text:p>
          </table:table-cell>
          <table:table-cell office:value-type="float" office:value="0.25994" calcext:value-type="float">
            <text:p>0.25994</text:p>
          </table:table-cell>
          <table:table-cell office:value-type="float" office:value="0.01172" calcext:value-type="float">
            <text:p>0.01172</text:p>
          </table:table-cell>
        </table:table-row>
        <table:table-row table:style-name="ro1">
          <table:table-cell/>
          <table:table-cell office:value-type="float" office:value="-0.01178" calcext:value-type="float">
            <text:p>-0.01178</text:p>
          </table:table-cell>
          <table:table-cell office:value-type="float" office:value="-1.01012" calcext:value-type="float">
            <text:p>-1.01012</text:p>
          </table:table-cell>
          <table:table-cell office:value-type="float" office:value="0.32743" calcext:value-type="float">
            <text:p>0.32743</text:p>
          </table:table-cell>
        </table:table-row>
        <table:table-row table:style-name="ro1">
          <table:table-cell/>
          <table:table-cell office:value-type="float" office:value="-0.00018" calcext:value-type="float">
            <text:p>-0.00018</text:p>
          </table:table-cell>
          <table:table-cell office:value-type="float" office:value="-1.00009" calcext:value-type="float">
            <text:p>-1.00009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0.99995" calcext:value-type="float">
            <text:p>-0.99995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.08303" calcext:value-type="float">
            <text:p>0.08303</text:p>
          </table:table-cell>
          <table:table-cell office:value-type="float" office:value="-1.01355" calcext:value-type="float">
            <text:p>-1.01355</text:p>
          </table:table-cell>
          <table:table-cell office:value-type="float" office:value="0.18152" calcext:value-type="float">
            <text:p>0.18152</text:p>
          </table:table-cell>
        </table:table-row>
        <table:table-row table:style-name="ro1">
          <table:table-cell/>
          <table:table-cell office:value-type="float" office:value="0.00096" calcext:value-type="float">
            <text:p>0.00096</text:p>
          </table:table-cell>
          <table:table-cell office:value-type="float" office:value="-0.99951" calcext:value-type="float">
            <text:p>-0.99951</text:p>
          </table:table-cell>
          <table:table-cell office:value-type="float" office:value="0.33331" calcext:value-type="float">
            <text:p>0.33331</text:p>
          </table:table-cell>
        </table:table-row>
        <table:table-row table:style-name="ro1">
          <table:table-cell/>
          <table:table-cell office:value-type="float" office:value="-0.00085" calcext:value-type="float">
            <text:p>-0.00085</text:p>
          </table:table-cell>
          <table:table-cell office:value-type="float" office:value="-1.00098" calcext:value-type="float">
            <text:p>-1.00098</text:p>
          </table:table-cell>
          <table:table-cell office:value-type="float" office:value="0.33329" calcext:value-type="float">
            <text:p>0.33329</text:p>
          </table:table-cell>
        </table:table-row>
        <table:table-row table:style-name="ro1">
          <table:table-cell/>
          <table:table-cell office:value-type="float" office:value="0.00014" calcext:value-type="float">
            <text:p>0.00014</text:p>
          </table:table-cell>
          <table:table-cell office:value-type="float" office:value="-0.99944" calcext:value-type="float">
            <text:p>-0.99944</text:p>
          </table:table-cell>
          <table:table-cell office:value-type="float" office:value="0.33332" calcext:value-type="float">
            <text:p>0.33332</text:p>
          </table:table-cell>
        </table:table-row>
        <table:table-row table:style-name="ro1">
          <table:table-cell/>
          <table:table-cell office:value-type="float" office:value="1.76206" calcext:value-type="float">
            <text:p>1.76206</text:p>
          </table:table-cell>
          <table:table-cell office:value-type="float" office:value="0.17496" calcext:value-type="float">
            <text:p>0.17496</text:p>
          </table:table-cell>
          <table:table-cell office:value-type="float" office:value="0.01188" calcext:value-type="float">
            <text:p>0.01188</text:p>
          </table:table-cell>
        </table:table-row>
        <table:table-row table:style-name="ro1">
          <table:table-cell/>
          <table:table-cell office:value-type="float" office:value="-0.00004" calcext:value-type="float">
            <text:p>-0.00004</text:p>
          </table:table-cell>
          <table:table-cell office:value-type="float" office:value="-1.00003" calcext:value-type="float">
            <text:p>-1.00003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.00054" calcext:value-type="float">
            <text:p>0.00054</text:p>
          </table:table-cell>
          <table:table-cell office:value-type="float" office:value="-0.99945" calcext:value-type="float">
            <text:p>-0.99945</text:p>
          </table:table-cell>
          <table:table-cell office:value-type="float" office:value="0.33332" calcext:value-type="float">
            <text:p>0.33332</text:p>
          </table:table-cell>
        </table:table-row>
        <table:table-row table:style-name="ro1">
          <table:table-cell/>
          <table:table-cell office:value-type="float" office:value="-0.00036" calcext:value-type="float">
            <text:p>-0.00036</text:p>
          </table:table-cell>
          <table:table-cell office:value-type="float" office:value="-0.99969" calcext:value-type="float">
            <text:p>-0.99969</text:p>
          </table:table-cell>
          <table:table-cell office:value-type="float" office:value="0.33332" calcext:value-type="float">
            <text:p>0.33332</text:p>
          </table:table-cell>
        </table:table-row>
        <table:table-row table:style-name="ro1">
          <table:table-cell/>
          <table:table-cell office:value-type="float" office:value="0.00174" calcext:value-type="float">
            <text:p>0.00174</text:p>
          </table:table-cell>
          <table:table-cell office:value-type="float" office:value="-0.99607" calcext:value-type="float">
            <text:p>-0.99607</text:p>
          </table:table-cell>
          <table:table-cell office:value-type="float" office:value="0.33268" calcext:value-type="float">
            <text:p>0.33268</text:p>
          </table:table-cell>
        </table:table-row>
        <table:table-row table:style-name="ro1">
          <table:table-cell/>
          <table:table-cell office:value-type="float" office:value="-0.00002" calcext:value-type="float">
            <text:p>-0.00002</text:p>
          </table:table-cell>
          <table:table-cell office:value-type="float" office:value="-1" calcext:value-type="float">
            <text:p>-1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.0004" calcext:value-type="float">
            <text:p>0.0004</text:p>
          </table:table-cell>
          <table:table-cell office:value-type="float" office:value="-1.0001" calcext:value-type="float">
            <text:p>-1.0001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.00006" calcext:value-type="float">
            <text:p>-1.00006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table:formula="of:=SUM([.B2:.B21])" office:value-type="float" office:value="3.72326" calcext:value-type="float">
            <text:p>3.72326</text:p>
          </table:table-cell>
          <table:table-cell table:formula="of:=SUM([.C2:.C21])" office:value-type="float" office:value="-17.58382" calcext:value-type="float">
            <text:p>-17.58382</text:p>
          </table:table-cell>
          <table:table-cell table:formula="of:=SUM([.D2:.D21])" office:value-type="float" office:value="5.86509" calcext:value-type="float">
            <text:p>5.86509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table:formula="of:=AVERAGE([.B2:.B21])" office:value-type="float" office:value="0.186163" calcext:value-type="float">
            <text:p>0.186163</text:p>
          </table:table-cell>
          <table:table-cell table:formula="of:=AVERAGE([.C2:.C21])" office:value-type="float" office:value="-0.879191" calcext:value-type="float">
            <text:p>-0.879191</text:p>
          </table:table-cell>
          <table:table-cell table:formula="of:=AVERAGE([.D2:.D21])" office:value-type="float" office:value="0.2932545" calcext:value-type="float">
            <text:p>0.29325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3:07:32.270698258</meta:creation-date>
    <dc:date>2016-09-17T13:37:34.348750988</dc:date>
    <meta:editing-duration>PT9M36S</meta:editing-duration>
    <meta:editing-cycles>2</meta:editing-cycles>
    <meta:generator>LibreOffice/5.1.4.2$Linux_X86_64 LibreOffice_project/10m0$Build-2</meta:generator>
    <meta:document-statistic meta:table-count="1" meta:cell-count="71" meta:object-count="0"/>
  </office:meta>
</office:document-meta>
</file>